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ilingAfterTransactionTestCase.test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lwaysFailingBeforeTestExecutionTestExecutionListener.beforeTestExecution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waysFailingAfterTestMethodTestExecutionListener.after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waysFailingPrepareTestInstanceTestExecutionListener.prepareTestInstance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waysFailingBeforeTestClassTestExecutionListener.beforeTestClass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BeforeTransactionTestCase.befor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AfterTransactionTestCase.aft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waysFailingAfterTestClassTestExecutionListener.afterTestClass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BeforeAndAfterMethodsTestNGTests.runTestAndAssertCoun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ailingBeforeAndAfterMethodsTestNGTests.t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lwaysFailingAfterTestExecutionTestExecutionListener.afterTestExecution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BeforeAndAfterMethodsTestNGTests.FailingBeforeAndAfterMethodsTestNGTests( String testClassName , int expectedTestStartCount , int expectedTestSuccessCount , int expectedFailureCount , int expectedFailedConfigurations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lwaysFailingBeforeTestMethodTestExecutionListener.before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Case.test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ilingBeforeTransactionTestCase.test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